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1fa442" officeooo:paragraph-rsid="001fa442"/>
    </style:style>
    <style:style style:name="P2" style:family="paragraph" style:parent-style-name="Standard">
      <style:paragraph-properties fo:text-align="justify" style:justify-single-word="false"/>
      <style:text-properties style:font-name="Droid Sans" officeooo:rsid="001fa442" officeooo:paragraph-rsid="001fa442"/>
    </style:style>
    <style:style style:name="P3" style:family="paragraph" style:parent-style-name="Standard">
      <style:paragraph-properties fo:text-align="justify" style:justify-single-word="false"/>
      <style:text-properties style:font-name="Droid Sans" officeooo:rsid="001fa442" officeooo:paragraph-rsid="001fa442"/>
    </style:style>
    <style:style style:name="P4" style:family="paragraph" style:parent-style-name="Standard">
      <style:paragraph-properties fo:text-align="justify" style:justify-single-word="false"/>
      <style:text-properties style:font-name="Droid Sans" officeooo:rsid="001fabc2" officeooo:paragraph-rsid="001fabc2"/>
    </style:style>
    <style:style style:name="T1" style:family="text">
      <style:text-properties officeooo:rsid="001fa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rmo de abertura do projeto</text:p>
      <text:p text:style-name="Title">CMProject </text:p>
      <text:p text:style-name="P1"/>
      <text:p text:style-name="P2">Objetivo: Construir um sistema de gerenciamento de <text:span text:style-name="T1">uma locadora </text:span>de veículos, onde colaboradores poderão manipular toda a movimentação do estabelecimento.</text:p>
      <text:p text:style-name="P2"/>
      <text:p text:style-name="P2">O colaborador deverá possuir habilidades de registrar, apagar e fazer alterações nos veículos, bem como acessar todas as ações dos demais usuários.</text:p>
      <text:p text:style-name="P2"/>
      <text:p text:style-name="P2">O usuário(cliente) deverá ter um cadastro, onde a partir dele terá acesso as funcionalidades do sistema, sendo elas: verificar o acervo de veículos, alugar um veículo, <text:span text:style-name="T1">reservar um carro para locação,</text:span> comentar com os demais usuários sobre os carros e de sua experiência com ele, caso já tenha o alugado.</text:p>
      <text:p text:style-name="P2"/>
      <text:p text:style-name="P4">O sistema também exibirá para o cliente a localização no mapa onde ele poderá encontrar uma das unidades parceiras para a retirada do veiculo. </text:p>
      <text:p text:style-name="P4"/>
      <text:p text:style-name="P4">Também haverá promoções semanais com descontos em veículos ou brindes para 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22:33:49.621966448</meta:creation-date>
    <dc:date>2015-03-04T10:42:08.786536370</dc:date>
    <meta:editing-duration>PT11M36S</meta:editing-duration>
    <meta:editing-cycles>2</meta:editing-cycles>
    <meta:generator>LibreOffice/4.4.1.2$Linux_X86_64 LibreOffice_project/40m0$Build-2</meta:generator>
    <meta:document-statistic meta:table-count="0" meta:image-count="0" meta:object-count="0" meta:page-count="1" meta:paragraph-count="7" meta:word-count="135" meta:character-count="870" meta:non-whitespace-character-count="740"/>
  </office:meta>
</office:document-meta>
</file>